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e6e6e6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1cm" svg:stroke-color="#00b8ff" draw:marker-start-width="0.35cm" draw:marker-end-width="0.35cm" draw:fill="solid" draw:fill-color="#e6e6e6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05cm" svg:stroke-color="#000000" draw:marker-start-width="0.275cm" draw:marker-end-width="0.275cm" draw:fill="solid" draw:fill-color="#e6e6ff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000000" draw:marker-start-width="0.275cm" draw:marker-end-width="0.275cm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  <style:text-properties fo:color="#333333" fo:font-size="16pt" style:font-size-asian="16pt" style:font-size-complex="16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333333" fo:font-size="16pt" fo:font-weight="bold" style:font-size-asian="16pt" style:font-weight-asian="bold" style:font-size-complex="16pt" style:font-weight-complex="bold"/>
    </style:style>
    <style:style style:name="P4" style:family="paragraph">
      <style:paragraph-properties fo:text-align="center"/>
      <style:text-properties fo:color="#333333" fo:font-size="16pt" fo:text-shadow="none" fo:font-weight="bold" style:font-size-asian="16pt" style:font-weight-asian="bold" style:font-size-complex="16pt" style:font-weight-complex="bold"/>
    </style:style>
    <style:style style:name="P5" style:family="paragraph">
      <style:paragraph-properties fo:text-align="center"/>
      <style:text-properties fo:color="#333333" fo:font-size="16pt" fo:font-weight="normal" style:font-size-asian="16pt" style:font-weight-asian="normal" style:font-size-complex="16pt" style:font-weight-complex="normal"/>
    </style:style>
    <style:style style:name="P6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color="#333333" fo:font-size="16pt" style:font-size-asian="16pt" style:font-size-complex="16pt"/>
    </style:style>
    <style:style style:name="T2" style:family="text">
      <style:text-properties fo:color="#333333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333333" fo:font-size="16pt" fo:text-shadow="none" fo:font-weight="bold" style:font-size-asian="16pt" style:font-weight-asian="bold" style:font-size-complex="16pt" style:font-weight-complex="bold"/>
    </style:style>
    <style:style style:name="T4" style:family="text">
      <style:text-properties fo:color="#333333"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xml:id="id2" draw:id="id2" draw:layer="layout" svg:width="3cm" svg:height="2.4cm" svg:x="7.975cm" svg:y="4.5cm">
            <text:p text:style-name="P1"><text:span text:style-name="T1">Logger</text:span>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svg:x1="2.775cm" svg:y1="3.1cm" svg:x2="7.975cm" svg:y2="5.7cm" draw:start-shape="id1" draw:start-glue-point="2" draw:end-shape="id2" draw:end-glue-point="3" svg:d="m2775 3100v2600h5200">
            <text:p/>
          </draw:connector>
          <draw:connector draw:style-name="gr2" draw:text-style-name="P2" draw:layer="layout" draw:line-skew="-0.2cm" svg:x1="7.075cm" svg:y1="3.1cm" svg:x2="9.475cm" svg:y2="4.5cm" draw:start-shape="id3" draw:start-glue-point="2" draw:end-shape="id2" svg:d="m7075 3100v500h2400v900">
            <text:p/>
          </draw:connector>
          <draw:connector draw:style-name="gr2" draw:text-style-name="P2" draw:layer="layout" draw:line-skew="-0.2cm" svg:x1="11.625cm" svg:y1="3.1cm" svg:x2="9.475cm" svg:y2="4.5cm" draw:start-shape="id4" draw:start-glue-point="2" draw:end-shape="id2" draw:end-glue-point="0" svg:d="m11625 3100v500h-2150v900">
            <text:p/>
          </draw:connector>
          <draw:connector draw:style-name="gr2" draw:text-style-name="P2" draw:layer="layout" svg:x1="16.175cm" svg:y1="3.1cm" svg:x2="10.975cm" svg:y2="5.7cm" draw:start-shape="id5" draw:start-glue-point="2" draw:end-shape="id2" draw:end-glue-point="1" svg:d="m16175 3100v2600h-5200">
            <text:p/>
          </draw:connector>
          <draw:g xml:id="id6" draw:id="id6">
            <draw:custom-shape draw:style-name="gr3" draw:text-style-name="P3" xml:id="id4" draw:id="id4" draw:layer="layout" svg:width="3.5cm" svg:height="2.4cm" svg:x="9.875cm" svg:y="0.7cm">
              <text:p text:style-name="P3"><text:span text:style-name="T2">Gesture</text:span></text:p>
              <text:p text:style-name="P3"><text:span text:style-name="T2">Recognizer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4" xml:id="id3" draw:id="id3" draw:layer="layout" svg:width="3cm" svg:height="2.4cm" svg:x="5.575cm" svg:y="0.7cm">
              <text:p text:style-name="P4"><text:span text:style-name="T3">Hand</text:span></text:p>
              <text:p text:style-name="P4"><text:span text:style-name="T3">Detecto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5" xml:id="id1" draw:id="id1" draw:layer="layout" svg:width="3cm" svg:height="2.4cm" svg:x="1.275cm" svg:y="0.7cm">
              <text:p text:style-name="P5"><text:span text:style-name="T4">Video</text:span></text:p>
              <text:p text:style-name="P5"><text:span text:style-name="T4">Factory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6" xml:id="id5" draw:id="id5" draw:layer="layout" svg:width="3cm" svg:height="2.4cm" svg:x="14.675cm" svg:y="0.7cm">
              <text:p text:style-name="P6"><text:span text:style-name="T1">World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0.9cm" svg:height="1.6cm" svg:x="4.475cm" svg:y="1.1cm">
              <text:p/>
              <draw:enhanced-geometry svg:viewBox="0 0 21600 21600" draw:text-areas="0 ?f0 ?f5 ?f2" draw:type="right-arrow" draw:modifiers="8798.22419533851 6179.1380387258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4" draw:text-style-name="P2" draw:layer="layout" svg:width="0.9cm" svg:height="1.6cm" svg:x="8.775cm" svg:y="1.1cm">
              <text:p/>
              <draw:enhanced-geometry svg:viewBox="0 0 21600 21600" draw:text-areas="0 ?f0 ?f5 ?f2" draw:type="right-arrow" draw:modifiers="8798.22419533851 6179.1380387258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4" draw:text-style-name="P2" draw:layer="layout" svg:width="0.9cm" svg:height="1.6cm" svg:x="13.575cm" svg:y="1.1cm">
              <text:p/>
              <draw:enhanced-geometry svg:viewBox="0 0 21600 21600" draw:text-areas="0 ?f0 ?f5 ?f2" draw:type="right-arrow" draw:modifiers="8798.22419533851 6179.1380387258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line draw:style-name="gr2" draw:text-style-name="P2" xml:id="id7" draw:id="id7" draw:layer="layout" svg:x1="0.275cm" svg:y1="1.9cm" svg:x2="1.175cm" svg:y2="1.9cm">
            <text:p/>
          </draw:line>
          <draw:connector draw:style-name="gr5" draw:text-style-name="P2" draw:layer="layout" svg:x1="17.675cm" svg:y1="1.9cm" svg:x2="0.275cm" svg:y2="1.9cm" draw:start-shape="id6" draw:start-glue-point="1" draw:end-shape="id7" draw:end-glue-point="3" svg:d="m17675 1900h550v-1750h-17950v1750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.5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esar Castro</meta:initial-creator>
    <meta:creation-date>2013-04-22T11:03:00</meta:creation-date>
    <dc:date>2013-04-22T11:27:50</dc:date>
    <dc:creator>Cesar Castro</dc:creator>
    <meta:editing-duration>PT9M17S</meta:editing-duration>
    <meta:editing-cycles>3</meta:editing-cycles>
    <meta:generator>LibreOffice/3.6$Linux_X86_64 LibreOffice_project/360m1$Build-2</meta:generator>
    <meta:document-statistic meta:object-count="16"/>
  </office:meta>
</office:document-meta>
</file>